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9727" officeooo:paragraph-rsid="00049727"/>
    </style:style>
    <style:style style:name="P2" style:family="paragraph" style:parent-style-name="Standard">
      <style:text-properties officeooo:rsid="0004eeec" officeooo:paragraph-rsid="0004eeec"/>
    </style:style>
    <style:style style:name="P3" style:family="paragraph" style:parent-style-name="Standard">
      <style:text-properties officeooo:rsid="0007cf53" officeooo:paragraph-rsid="0007cf53"/>
    </style:style>
    <style:style style:name="P4" style:family="paragraph" style:parent-style-name="Standard">
      <style:text-properties officeooo:rsid="0008b3be" officeooo:paragraph-rsid="0008b3be"/>
    </style:style>
    <style:style style:name="P5" style:family="paragraph" style:parent-style-name="Standard">
      <style:text-properties officeooo:rsid="0009e406" officeooo:paragraph-rsid="0009e406"/>
    </style:style>
    <style:style style:name="P6" style:family="paragraph" style:parent-style-name="Standard">
      <style:text-properties officeooo:rsid="000aaf7f" officeooo:paragraph-rsid="000aaf7f"/>
    </style:style>
    <style:style style:name="P7" style:family="paragraph" style:parent-style-name="Standard">
      <style:text-properties officeooo:rsid="000bf276" officeooo:paragraph-rsid="000bf276"/>
    </style:style>
    <style:style style:name="P8" style:family="paragraph" style:parent-style-name="Standard">
      <style:text-properties officeooo:rsid="000ccbc1" officeooo:paragraph-rsid="000ccbc1"/>
    </style:style>
    <style:style style:name="P9" style:family="paragraph" style:parent-style-name="Standard">
      <style:text-properties officeooo:rsid="000ec9ba" officeooo:paragraph-rsid="000ec9ba"/>
    </style:style>
    <style:style style:name="P10" style:family="paragraph" style:parent-style-name="Standard">
      <style:text-properties officeooo:rsid="001053d7" officeooo:paragraph-rsid="001053d7"/>
    </style:style>
    <style:style style:name="P11" style:family="paragraph" style:parent-style-name="Standard">
      <style:text-properties officeooo:rsid="0011ac58" officeooo:paragraph-rsid="0011ac58"/>
    </style:style>
    <style:style style:name="P12" style:family="paragraph" style:parent-style-name="Standard">
      <style:text-properties officeooo:rsid="001437fb" officeooo:paragraph-rsid="001437fb"/>
    </style:style>
    <style:style style:name="P13" style:family="paragraph" style:parent-style-name="Standard">
      <style:text-properties officeooo:rsid="001526d6" officeooo:paragraph-rsid="001526d6"/>
    </style:style>
    <style:style style:name="P14" style:family="paragraph" style:parent-style-name="Standard">
      <style:text-properties officeooo:rsid="00172680" officeooo:paragraph-rsid="00172680"/>
    </style:style>
    <style:style style:name="P15" style:family="paragraph" style:parent-style-name="Standard">
      <style:text-properties officeooo:rsid="001a213d" officeooo:paragraph-rsid="001a213d"/>
    </style:style>
    <style:style style:name="P16" style:family="paragraph" style:parent-style-name="Standard">
      <style:text-properties officeooo:rsid="001a4412" officeooo:paragraph-rsid="001a4412"/>
    </style:style>
    <style:style style:name="P17" style:family="paragraph" style:parent-style-name="Standard">
      <style:text-properties officeooo:rsid="001e3345" officeooo:paragraph-rsid="001e3345"/>
    </style:style>
    <style:style style:name="P18" style:family="paragraph" style:parent-style-name="Standard">
      <style:text-properties officeooo:rsid="001f9f5a" officeooo:paragraph-rsid="001f9f5a"/>
    </style:style>
    <style:style style:name="T1" style:family="text">
      <style:text-properties officeooo:rsid="0004eeec"/>
    </style:style>
    <style:style style:name="T2" style:family="text">
      <style:text-properties officeooo:rsid="00082e38"/>
    </style:style>
    <style:style style:name="T3" style:family="text">
      <style:text-properties officeooo:rsid="000bf276"/>
    </style:style>
    <style:style style:name="T4" style:family="text">
      <style:text-properties officeooo:rsid="000db3aa"/>
    </style:style>
    <style:style style:name="T5" style:family="text">
      <style:text-properties officeooo:rsid="0011973a"/>
    </style:style>
    <style:style style:name="T6" style:family="text">
      <style:text-properties officeooo:rsid="0012e3de"/>
    </style:style>
    <style:style style:name="T7" style:family="text">
      <style:text-properties officeooo:rsid="00160b9f"/>
    </style:style>
    <style:style style:name="T8" style:family="text">
      <style:text-properties officeooo:rsid="001635cf"/>
    </style:style>
    <style:style style:name="T9" style:family="text">
      <style:text-properties officeooo:rsid="0018e727"/>
    </style:style>
    <style:style style:name="T10" style:family="text">
      <style:text-properties officeooo:rsid="00199f3d"/>
    </style:style>
    <style:style style:name="T11" style:family="text">
      <style:text-properties officeooo:rsid="001ba53d"/>
    </style:style>
    <style:style style:name="T12" style:family="text">
      <style:text-properties officeooo:rsid="001c0f8e"/>
    </style:style>
    <style:style style:name="T13" style:family="text">
      <style:text-properties officeooo:rsid="001c9bf9"/>
    </style:style>
    <style:style style:name="T14" style:family="text">
      <style:text-properties officeooo:rsid="001eaa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able, capable, you are more capable than you think. <text:span text:style-name="T1">She is a very capable programmer.</text:span></text:p>
      <text:p text:style-name="P2">You are more capable than you think. She is a capable programmer.</text:p>
      <text:p text:style-name="P3">Graft, grafting techniques, 4 easy ways to graft plants. <text:s/><text:span text:style-name="T2">He has skin graft on his burned arms.</text:span></text:p>
      <text:p text:style-name="P4">Kite, fly a kite, Weifang International Flying Kite Festival.</text:p>
      <text:p text:style-name="P4">Here is the story of her tragic death. Tragic, tragically.</text:p>
      <text:p text:style-name="P5">Why do people collect autographs? Did you get his autographs? How to obtain celebrities autographs?</text:p>
      <text:p text:style-name="P6">Turkey’s disaster agency reported that four earthquakes struck Istanbul within 45 minutes with <text:span text:style-name="T3">the strongest </text:span>reaching <text:span text:style-name="T3">a magnitude</text:span> of <text:span text:style-name="T3">7.7.</text:span></text:p>
      <text:p text:style-name="P7">Turkey’s disaster agency reported that four earthquakes struck Istanbul within 45 minutes with the strongest reaching a magnitude of 7.7.</text:p>
      <text:p text:style-name="P8">Non-contact payment, contactless payment. <text:s/><text:span text:style-name="T4">Palm print payment uses non-contact recognition technology.</text:span></text:p>
      <text:p text:style-name="P9">In a graph, X axis refers to the horizontal line, while y axis is the vertical line. Axes, axes. <text:s/>Three axes gimbals system. 3 axis gimbals stabilizer</text:p>
      <text:p text:style-name="P10">beard and mustache, beard and mustache. <text:span text:style-name="T5">Electric razor for men. Electric razor for men.</text:span></text:p>
      <text:p text:style-name="P11">Currency devaluation. The devaluation of the dollar had a strong effect on financial markets.</text:p>
      <text:p text:style-name="P11">Depreciation, depreciation. <text:span text:style-name="T6">The depreciation of your house accelerates as years grow.</text:span></text:p>
      <text:p text:style-name="P12">Leakage current, operating current, peak current. </text:p>
      <text:p text:style-name="P13"><text:span text:style-name="T7">Take a knee, </text:span>He took a knee and asked if she would marry him. <text:span text:style-name="T8">I take a knee and ask her, will you marry me?</text:span></text:p>
      <text:p text:style-name="P14">Supernatural phenomenon, <text:s/>paranormal phenomenon. <text:s/><text:span text:style-name="T9">10 paranormal phenomenons proven to be real. <text:s/></text:span><text:span text:style-name="T10">Paranormal events explained. 5 unexplained paranormal, mysteries of the world.</text:span></text:p>
      <text:p text:style-name="P15">One half, two thirds, three quarters, four fifths, nine tenths.</text:p>
      <text:p text:style-name="P16">Bladder, bladder, <text:span text:style-name="T11">male urinary </text:span><text:span text:style-name="T12">system </text:span><text:span text:style-name="T11">kidney with bladders, </text:span><text:span text:style-name="T13">bladder infection symptoms and early detection. Bladder infection symptoms and early detection.</text:span></text:p>
      <text:p text:style-name="P17">Protein structure, protein powder, do walnuts have proteins? <text:span text:style-name="T14">Protein structure, <text:s/>protein powder, do walnuts have proteins? Meat and fish are the source of proteins.</text:span></text:p>
      <text:p text:style-name="P18">Here are 3 high protein, low calorie meals, anyone can make in less than 30 minutes.</text:p>
      <text:p text:style-name="P18"/>
      <text:p text:style-name="P15"/>
      <text:p text:style-name="P13"/>
      <text:p text:style-name="P10"/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7:02:16.283877583</meta:creation-date>
    <dc:date>2025-07-30T17:30:44.380024818</dc:date>
    <meta:editing-duration>PT28M12S</meta:editing-duration>
    <meta:editing-cycles>31</meta:editing-cycles>
    <meta:generator>LibreOffice/24.8.7.2$Linux_X86_64 LibreOffice_project/480$Build-2</meta:generator>
    <meta:document-statistic meta:table-count="0" meta:image-count="0" meta:object-count="0" meta:page-count="1" meta:paragraph-count="20" meta:word-count="317" meta:character-count="2054" meta:non-whitespace-character-count="1749"/>
  </office:meta>
</office:document-meta>
</file>